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4"/>
    <style:style style:name="co1" style:family="table-column">
      <style:table-column-properties fo:break-before="auto" style:column-width="5.05354166666667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4.02166666666667cm" style:use-optimal-column-width="true"/>
    </style:style>
    <style:style style:name="co4" style:family="table-column">
      <style:table-column-properties fo:break-before="auto" style:column-width="1.11125cm" style:use-optimal-column-width="true"/>
    </style:style>
    <style:style style:name="co5" style:family="table-column">
      <style:table-column-properties fo:break-before="auto" style:column-width="2.24895833333333cm" style:use-optimal-column-width="true"/>
    </style:style>
    <style:style style:name="co6" style:family="table-column">
      <style:table-column-properties fo:break-before="auto" style:column-width="2.96333333333333cm" style:use-optimal-column-width="true"/>
    </style:style>
    <style:style style:name="co7" style:family="table-column">
      <style:table-column-properties fo:break-before="auto" style:column-width="3.01625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is-true-formula(msoxl:$B1=&quot;F&quot;)" style:apply-style-name="cf1" style:base-cell-address="professorListWithEffortValueAnd.A1"/>
    </style:style>
    <style:style style:name="ce4" style:family="table-cell">
      <style:map style:condition="is-true-formula(msoxl:$B1=&quot;M&quot;)" style:apply-style-name="cf2" style:base-cell-address="professorListWithEffortValueAnd.A1"/>
      <style:map style:condition="is-true-formula(msoxl:$B1=&quot;F&quot;)" style:apply-style-name="cf1" style:base-cell-address="professorListWithEffortValueAnd.A1"/>
    </style:style>
    <style:style style:name="ce5" style:family="table-cell" style:parent-style-name="Default" style:data-style-name="N14">
      <style:map style:condition="is-true-formula(msoxl:$B1=&quot;M&quot;)" style:apply-style-name="cf2" style:base-cell-address="professorListWithEffortValueAnd.A1"/>
      <style:map style:condition="is-true-formula(msoxl:$B1=&quot;F&quot;)" style:apply-style-name="cf1" style:base-cell-address="professorListWithEffortValueAnd.A1"/>
    </style:style>
  </office:automatic-styles>
  <office:body>
    <office:spreadsheet>
      <table:calculation-settings table:case-sensitive="false" table:search-criteria-must-apply-to-whole-cell="false"/>
      <table:table table:name="professorListWithEffortValueA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ORUM PEGG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36" table:style-name="ce4">
            <text:p>36</text:p>
          </table:table-cell>
          <table:table-cell office:value-type="float" office:value="2836" table:style-name="ce4">
            <text:p>283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RSHALL MAURIC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38" table:style-name="ce4">
            <text:p>38</text:p>
          </table:table-cell>
          <table:table-cell office:value-type="float" office:value="4252" table:style-name="ce4">
            <text:p>4252</text:p>
          </table:table-cell>
          <table:table-cell office:value-type="percentage" office:value="5.5599999999999997E-2" table:style-name="ce5">
            <text:p>5.56%</text:p>
          </table:table-cell>
          <table:table-cell office:value-type="percentage" office:value="0.49930000000000002" table:style-name="ce5">
            <text:p>49.9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OODRICH RENE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32" table:style-name="ce4">
            <text:p>32</text:p>
          </table:table-cell>
          <table:table-cell office:value-type="float" office:value="3326" table:style-name="ce4">
            <text:p>332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CHNEIDER KEI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30" table:style-name="ce4">
            <text:p>30</text:p>
          </table:table-cell>
          <table:table-cell office:value-type="float" office:value="3638" table:style-name="ce4">
            <text:p>3638</text:p>
          </table:table-cell>
          <table:table-cell office:value-type="percentage" office:value="-6.25E-2" table:style-name="ce5">
            <text:p>-6.25%</text:p>
          </table:table-cell>
          <table:table-cell office:value-type="percentage" office:value="9.3799999999999994E-2" table:style-name="ce5">
            <text:p>9.3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NKEN ROBI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8" table:style-name="ce4">
            <text:p>8</text:p>
          </table:table-cell>
          <table:table-cell office:value-type="float" office:value="14250" table:style-name="ce4">
            <text:p>1425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AUWELL GAIL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50" table:style-name="ce4">
            <text:p>50</text:p>
          </table:table-cell>
          <table:table-cell office:value-type="float" office:value="2703" table:style-name="ce4">
            <text:p>270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OMMERFIELD LIND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REGORY JESS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2" table:style-name="ce4">
            <text:p>2</text:p>
          </table:table-cell>
          <table:table-cell office:value-type="float" office:value="103441" table:style-name="ce4">
            <text:p>10344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RSHALL MAURIC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38" table:style-name="ce4">
            <text:p>38</text:p>
          </table:table-cell>
          <table:table-cell office:value-type="float" office:value="4252" table:style-name="ce4">
            <text:p>425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BORUM PEGG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36" table:style-name="ce4">
            <text:p>36</text:p>
          </table:table-cell>
          <table:table-cell office:value-type="float" office:value="2836" table:style-name="ce4">
            <text:p>2836</text:p>
          </table:table-cell>
          <table:table-cell office:value-type="percentage" office:value="-5.2600000000000001E-2" table:style-name="ce5">
            <text:p>-5.26%</text:p>
          </table:table-cell>
          <table:table-cell office:value-type="percentage" office:value="-0.33300000000000002" table:style-name="ce5">
            <text:p>-33.3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CHNEIDER KEI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30" table:style-name="ce4">
            <text:p>30</text:p>
          </table:table-cell>
          <table:table-cell office:value-type="float" office:value="3638" table:style-name="ce4">
            <text:p>363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OODRICH RENE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od Science</text:p>
          </table:table-cell>
          <table:table-cell office:value-type="float" office:value="32" table:style-name="ce4">
            <text:p>32</text:p>
          </table:table-cell>
          <table:table-cell office:value-type="float" office:value="3326" table:style-name="ce4">
            <text:p>3326</text:p>
          </table:table-cell>
          <table:table-cell office:value-type="percentage" office:value="6.6699999999999995E-2" table:style-name="ce5">
            <text:p>6.67%</text:p>
          </table:table-cell>
          <table:table-cell office:value-type="percentage" office:value="-8.5800000000000001E-2" table:style-name="ce5">
            <text:p>-8.5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IMS CHARLE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24" table:style-name="ce4">
            <text:p>24</text:p>
          </table:table-cell>
          <table:table-cell office:value-type="float" office:value="6387" table:style-name="ce4">
            <text:p>638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ITREN HAR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od Science</text:p>
          </table:table-cell>
          <table:table-cell office:value-type="float" office:value="21" table:style-name="ce4">
            <text:p>21</text:p>
          </table:table-cell>
          <table:table-cell office:value-type="float" office:value="4164" table:style-name="ce4">
            <text:p>416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ONROE MARTH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rest</text:p>
          </table:table-cell>
          <table:table-cell office:value-type="float" office:value="22" table:style-name="ce4">
            <text:p>22</text:p>
          </table:table-cell>
          <table:table-cell office:value-type="float" office:value="4972" table:style-name="ce4">
            <text:p>497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YANONG RO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0" table:style-name="ce4">
            <text:p>20</text:p>
          </table:table-cell>
          <table:table-cell office:value-type="float" office:value="5093" table:style-name="ce4">
            <text:p>5093</text:p>
          </table:table-cell>
          <table:table-cell office:value-type="percentage" office:value="-9.0899999999999995E-2" table:style-name="ce5">
            <text:p>-9.09%</text:p>
          </table:table-cell>
          <table:table-cell office:value-type="percentage" office:value="2.4299999999999999E-2" table:style-name="ce5">
            <text:p>2.4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RTIN TIMOTH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4" table:style-name="ce4">
            <text:p>24</text:p>
          </table:table-cell>
          <table:table-cell office:value-type="float" office:value="4515" table:style-name="ce4">
            <text:p>4515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-9.1899999999999996E-2" table:style-name="ce5">
            <text:p>-9.1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ARNES GRENVILLE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39" table:style-name="ce4">
            <text:p>39</text:p>
          </table:table-cell>
          <table:table-cell office:value-type="float" office:value="2404" table:style-name="ce4">
            <text:p>240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ICHRA CHARLE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54" table:style-name="ce4">
            <text:p>54</text:p>
          </table:table-cell>
          <table:table-cell office:value-type="float" office:value="2040" table:style-name="ce4">
            <text:p>204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JOKELA ERIC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35" table:style-name="ce4">
            <text:p>35</text:p>
          </table:table-cell>
          <table:table-cell office:value-type="float" office:value="4046" table:style-name="ce4">
            <text:p>404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MITH SCO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35" table:style-name="ce4">
            <text:p>35</text:p>
          </table:table-cell>
          <table:table-cell office:value-type="float" office:value="2707" table:style-name="ce4">
            <text:p>2707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33090000000000003" table:style-name="ce5">
            <text:p>-33.0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RTIN TIMOTH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4" table:style-name="ce4">
            <text:p>24</text:p>
          </table:table-cell>
          <table:table-cell office:value-type="float" office:value="4515" table:style-name="ce4">
            <text:p>451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ONROE MARTH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rest</text:p>
          </table:table-cell>
          <table:table-cell office:value-type="float" office:value="22" table:style-name="ce4">
            <text:p>22</text:p>
          </table:table-cell>
          <table:table-cell office:value-type="float" office:value="4972" table:style-name="ce4">
            <text:p>4972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0.1012" table:style-name="ce5">
            <text:p>10.1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EIN TAYLO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5" table:style-name="ce4">
            <text:p>25</text:p>
          </table:table-cell>
          <table:table-cell office:value-type="float" office:value="4347" table:style-name="ce4">
            <text:p>4347</text:p>
          </table:table-cell>
          <table:table-cell office:value-type="percentage" office:value="4.1700000000000001E-2" table:style-name="ce5">
            <text:p>4.17%</text:p>
          </table:table-cell>
          <table:table-cell office:value-type="percentage" office:value="-3.7199999999999997E-2" table:style-name="ce5">
            <text:p>-3.7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MITH SCO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35" table:style-name="ce4">
            <text:p>35</text:p>
          </table:table-cell>
          <table:table-cell office:value-type="float" office:value="2707" table:style-name="ce4">
            <text:p>270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JOKELA ERIC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35" table:style-name="ce4">
            <text:p>35</text:p>
          </table:table-cell>
          <table:table-cell office:value-type="float" office:value="4046" table:style-name="ce4">
            <text:p>4046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49459999999999998" table:style-name="ce5">
            <text:p>49.4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EIN TAYLO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5" table:style-name="ce4">
            <text:p>25</text:p>
          </table:table-cell>
          <table:table-cell office:value-type="float" office:value="4347" table:style-name="ce4">
            <text:p>434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RTIN TIMOTH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4" table:style-name="ce4">
            <text:p>24</text:p>
          </table:table-cell>
          <table:table-cell office:value-type="float" office:value="4515" table:style-name="ce4">
            <text:p>4515</text:p>
          </table:table-cell>
          <table:table-cell office:value-type="percentage" office:value="-0.04" table:style-name="ce5">
            <text:p>-4.00%</text:p>
          </table:table-cell>
          <table:table-cell office:value-type="percentage" office:value="3.8600000000000002E-2" table:style-name="ce5">
            <text:p>3.8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ANONG RO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Forest</text:p>
          </table:table-cell>
          <table:table-cell office:value-type="float" office:value="20" table:style-name="ce4">
            <text:p>20</text:p>
          </table:table-cell>
          <table:table-cell office:value-type="float" office:value="5093" table:style-name="ce4">
            <text:p>509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ONROE MARTH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Forest</text:p>
          </table:table-cell>
          <table:table-cell office:value-type="float" office:value="22" table:style-name="ce4">
            <text:p>22</text:p>
          </table:table-cell>
          <table:table-cell office:value-type="float" office:value="4972" table:style-name="ce4">
            <text:p>4972</text:p>
          </table:table-cell>
          <table:table-cell office:value-type="percentage" office:value="0.1" table:style-name="ce5">
            <text:p>10.00%</text:p>
          </table:table-cell>
          <table:table-cell office:value-type="percentage" office:value="-2.3800000000000002E-2" table:style-name="ce5">
            <text:p>-2.3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 JIA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lectrical</text:p>
          </table:table-cell>
          <table:table-cell office:value-type="float" office:value="34" table:style-name="ce4">
            <text:p>34</text:p>
          </table:table-cell>
          <table:table-cell office:value-type="float" office:value="5138" table:style-name="ce4">
            <text:p>513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RNOLD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5" table:style-name="ce4">
            <text:p>25</text:p>
          </table:table-cell>
          <table:table-cell office:value-type="float" office:value="5071" table:style-name="ce4">
            <text:p>507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HARGONEKAR PRAMO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14783" table:style-name="ce4">
            <text:p>14783</text:p>
          </table:table-cell>
          <table:table-cell office:value-type="percentage" office:value="-0.08" table:style-name="ce5">
            <text:p>-8.00%</text:p>
          </table:table-cell>
          <table:table-cell office:value-type="percentage" office:value="1.9152" table:style-name="ce5">
            <text:p>191.5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IE HUIKA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4720" table:style-name="ce4">
            <text:p>4720</text:p>
          </table:table-cell>
          <table:table-cell office:value-type="percentage" office:value="-0.08" table:style-name="ce5">
            <text:p>-8.00%</text:p>
          </table:table-cell>
          <table:table-cell office:value-type="percentage" office:value="-6.9199999999999998E-2" table:style-name="ce5">
            <text:p>-6.9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OSMAN GIJSBERT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6" table:style-name="ce4">
            <text:p>16</text:p>
          </table:table-cell>
          <table:table-cell office:value-type="float" office:value="8580" table:style-name="ce4">
            <text:p>858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ANG YUGUAN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8083" table:style-name="ce4">
            <text:p>8083</text:p>
          </table:table-cell>
          <table:table-cell office:value-type="percentage" office:value="6.25E-2" table:style-name="ce5">
            <text:p>6.25%</text:p>
          </table:table-cell>
          <table:table-cell office:value-type="percentage" office:value="-5.79E-2" table:style-name="ce5">
            <text:p>-5.7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N JENSHA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7697" table:style-name="ce4">
            <text:p>7697</text:p>
          </table:table-cell>
          <table:table-cell office:value-type="percentage" office:value="6.25E-2" table:style-name="ce5">
            <text:p>6.25%</text:p>
          </table:table-cell>
          <table:table-cell office:value-type="percentage" office:value="-0.10290000000000001" table:style-name="ce5">
            <text:p>-10.2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ANG YUGUAN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8083" table:style-name="ce4">
            <text:p>808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BOSMAN GIJSBERT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6" table:style-name="ce4">
            <text:p>16</text:p>
          </table:table-cell>
          <table:table-cell office:value-type="float" office:value="8580" table:style-name="ce4">
            <text:p>8580</text:p>
          </table:table-cell>
          <table:table-cell office:value-type="percentage" office:value="-5.8799999999999998E-2" table:style-name="ce5">
            <text:p>-5.88%</text:p>
          </table:table-cell>
          <table:table-cell office:value-type="percentage" office:value="6.1499999999999999E-2" table:style-name="ce5">
            <text:p>6.1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N JENSHA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7697" table:style-name="ce4">
            <text:p>7697</text:p>
          </table:table-cell>
          <table:table-cell office:value-type="percentage" office:value="0" table:style-name="ce5">
            <text:p>0.00%</text:p>
          </table:table-cell>
          <table:table-cell office:value-type="percentage" office:value="-4.7800000000000002E-2" table:style-name="ce5">
            <text:p>-4.7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HARGONEKAR PRAMO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14783" table:style-name="ce4">
            <text:p>1478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HOMPSON SCOT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2" table:style-name="ce4">
            <text:p>22</text:p>
          </table:table-cell>
          <table:table-cell office:value-type="float" office:value="5603" table:style-name="ce4">
            <text:p>5603</text:p>
          </table:table-cell>
          <table:table-cell office:value-type="percentage" office:value="-4.3499999999999997E-2" table:style-name="ce5">
            <text:p>-4.35%</text:p>
          </table:table-cell>
          <table:table-cell office:value-type="percentage" office:value="-0.621" table:style-name="ce5">
            <text:p>-62.1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IE HUIKA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4720" table:style-name="ce4">
            <text:p>4720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68069999999999997" table:style-name="ce5">
            <text:p>-68.0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RNOLD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5" table:style-name="ce4">
            <text:p>25</text:p>
          </table:table-cell>
          <table:table-cell office:value-type="float" office:value="5071" table:style-name="ce4">
            <text:p>5071</text:p>
          </table:table-cell>
          <table:table-cell office:value-type="percentage" office:value="8.6999999999999994E-2" table:style-name="ce5">
            <text:p>8.70%</text:p>
          </table:table-cell>
          <table:table-cell office:value-type="percentage" office:value="-0.65700000000000003" table:style-name="ce5">
            <text:p>-65.7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N JENSHA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7697" table:style-name="ce4">
            <text:p>769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BOSMAN GIJSBERTU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6" table:style-name="ce4">
            <text:p>16</text:p>
          </table:table-cell>
          <table:table-cell office:value-type="float" office:value="8580" table:style-name="ce4">
            <text:p>8580</text:p>
          </table:table-cell>
          <table:table-cell office:value-type="percentage" office:value="-5.8799999999999998E-2" table:style-name="ce5">
            <text:p>-5.88%</text:p>
          </table:table-cell>
          <table:table-cell office:value-type="percentage" office:value="0.1147" table:style-name="ce5">
            <text:p>11.4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ANG YUGUAN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17" table:style-name="ce4">
            <text:p>17</text:p>
          </table:table-cell>
          <table:table-cell office:value-type="float" office:value="8083" table:style-name="ce4">
            <text:p>8083</text:p>
          </table:table-cell>
          <table:table-cell office:value-type="percentage" office:value="0" table:style-name="ce5">
            <text:p>0.00%</text:p>
          </table:table-cell>
          <table:table-cell office:value-type="percentage" office:value="5.0099999999999999E-2" table:style-name="ce5">
            <text:p>5.0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HEPLAK MAR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30" table:style-name="ce4">
            <text:p>30</text:p>
          </table:table-cell>
          <table:table-cell office:value-type="float" office:value="4434" table:style-name="ce4">
            <text:p>443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HOMPSON SCOT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2" table:style-name="ce4">
            <text:p>22</text:p>
          </table:table-cell>
          <table:table-cell office:value-type="float" office:value="5603" table:style-name="ce4">
            <text:p>560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HARGONEKAR PRAMO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14783" table:style-name="ce4">
            <text:p>14783</text:p>
          </table:table-cell>
          <table:table-cell office:value-type="percentage" office:value="4.5499999999999999E-2" table:style-name="ce5">
            <text:p>4.55%</text:p>
          </table:table-cell>
          <table:table-cell office:value-type="percentage" office:value="1.6384000000000001" table:style-name="ce5">
            <text:p>163.8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IE HUIKA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4720" table:style-name="ce4">
            <text:p>4720</text:p>
          </table:table-cell>
          <table:table-cell office:value-type="percentage" office:value="4.5499999999999999E-2" table:style-name="ce5">
            <text:p>4.55%</text:p>
          </table:table-cell>
          <table:table-cell office:value-type="percentage" office:value="-0.15759999999999999" table:style-name="ce5">
            <text:p>-15.7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XIE HUIKA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4720" table:style-name="ce4">
            <text:p>472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HOMPSON SCOT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2" table:style-name="ce4">
            <text:p>22</text:p>
          </table:table-cell>
          <table:table-cell office:value-type="float" office:value="5603" table:style-name="ce4">
            <text:p>5603</text:p>
          </table:table-cell>
          <table:table-cell office:value-type="percentage" office:value="-4.3499999999999997E-2" table:style-name="ce5">
            <text:p>-4.35%</text:p>
          </table:table-cell>
          <table:table-cell office:value-type="percentage" office:value="0.18709999999999999" table:style-name="ce5">
            <text:p>18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HARGONEKAR PRAMO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3" table:style-name="ce4">
            <text:p>23</text:p>
          </table:table-cell>
          <table:table-cell office:value-type="float" office:value="14783" table:style-name="ce4">
            <text:p>14783</text:p>
          </table:table-cell>
          <table:table-cell office:value-type="percentage" office:value="0" table:style-name="ce5">
            <text:p>0.00%</text:p>
          </table:table-cell>
          <table:table-cell office:value-type="percentage" office:value="2.1320000000000001" table:style-name="ce5">
            <text:p>213.2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RNOLD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lectrical</text:p>
          </table:table-cell>
          <table:table-cell office:value-type="float" office:value="25" table:style-name="ce4">
            <text:p>25</text:p>
          </table:table-cell>
          <table:table-cell office:value-type="float" office:value="5071" table:style-name="ce4">
            <text:p>5071</text:p>
          </table:table-cell>
          <table:table-cell office:value-type="percentage" office:value="8.6999999999999994E-2" table:style-name="ce5">
            <text:p>8.70%</text:p>
          </table:table-cell>
          <table:table-cell office:value-type="percentage" office:value="7.4399999999999994E-2" table:style-name="ce5">
            <text:p>7.4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AZACU OA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24" table:style-name="ce4">
            <text:p>612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FAN ZHONGHU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49" table:style-name="ce4">
            <text:p>6149</text:p>
          </table:table-cell>
          <table:table-cell office:value-type="percentage" office:value="0" table:style-name="ce5">
            <text:p>0.00%</text:p>
          </table:table-cell>
          <table:table-cell office:value-type="percentage" office:value="4.1000000000000003E-3" table:style-name="ce5">
            <text:p>0.4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EI RENW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1" table:style-name="ce4">
            <text:p>21</text:p>
          </table:table-cell>
          <table:table-cell office:value-type="float" office:value="5954" table:style-name="ce4">
            <text:p>5954</text:p>
          </table:table-cell>
          <table:table-cell office:value-type="percentage" office:value="0.05" table:style-name="ce5">
            <text:p>5.00%</text:p>
          </table:table-cell>
          <table:table-cell office:value-type="percentage" office:value="-2.7799999999999998E-2" table:style-name="ce5">
            <text:p>-2.7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GAL COR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2" table:style-name="ce4">
            <text:p>22</text:p>
          </table:table-cell>
          <table:table-cell office:value-type="float" office:value="5582" table:style-name="ce4">
            <text:p>5582</text:p>
          </table:table-cell>
          <table:table-cell office:value-type="percentage" office:value="0.1" table:style-name="ce5">
            <text:p>10.00%</text:p>
          </table:table-cell>
          <table:table-cell office:value-type="percentage" office:value="-8.8499999999999995E-2" table:style-name="ce5">
            <text:p>-8.8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ALACHANDAR SIVARAMAK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4" table:style-name="ce4">
            <text:p>4</text:p>
          </table:table-cell>
          <table:table-cell office:value-type="float" office:value="56205" table:style-name="ce4">
            <text:p>5620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ANKS SCOT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16" table:style-name="ce4">
            <text:p>16</text:p>
          </table:table-cell>
          <table:table-cell office:value-type="float" office:value="7592" table:style-name="ce4">
            <text:p>759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AN ZHONGHU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49" table:style-name="ce4">
            <text:p>614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AZACU OA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24" table:style-name="ce4">
            <text:p>6124</text:p>
          </table:table-cell>
          <table:table-cell office:value-type="percentage" office:value="0" table:style-name="ce5">
            <text:p>0.00%</text:p>
          </table:table-cell>
          <table:table-cell office:value-type="percentage" office:value="-4.1000000000000003E-3" table:style-name="ce5">
            <text:p>-0.4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EI RENW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1" table:style-name="ce4">
            <text:p>21</text:p>
          </table:table-cell>
          <table:table-cell office:value-type="float" office:value="5954" table:style-name="ce4">
            <text:p>5954</text:p>
          </table:table-cell>
          <table:table-cell office:value-type="percentage" office:value="0.05" table:style-name="ce5">
            <text:p>5.00%</text:p>
          </table:table-cell>
          <table:table-cell office:value-type="percentage" office:value="-3.1699999999999999E-2" table:style-name="ce5">
            <text:p>-3.1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GAL COR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2" table:style-name="ce4">
            <text:p>22</text:p>
          </table:table-cell>
          <table:table-cell office:value-type="float" office:value="5582" table:style-name="ce4">
            <text:p>5582</text:p>
          </table:table-cell>
          <table:table-cell office:value-type="percentage" office:value="0.1" table:style-name="ce5">
            <text:p>10.00%</text:p>
          </table:table-cell>
          <table:table-cell office:value-type="percentage" office:value="-9.2200000000000004E-2" table:style-name="ce5">
            <text:p>-9.2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REGLY BENJAM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12" table:style-name="ce4">
            <text:p>12</text:p>
          </table:table-cell>
          <table:table-cell office:value-type="float" office:value="10731" table:style-name="ce4">
            <text:p>1073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UANG YON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5" table:style-name="ce4">
            <text:p>5</text:p>
          </table:table-cell>
          <table:table-cell office:value-type="float" office:value="23908" table:style-name="ce4">
            <text:p>2390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EI RENW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1" table:style-name="ce4">
            <text:p>21</text:p>
          </table:table-cell>
          <table:table-cell office:value-type="float" office:value="5954" table:style-name="ce4">
            <text:p>595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AZACU OA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24" table:style-name="ce4">
            <text:p>6124</text:p>
          </table:table-cell>
          <table:table-cell office:value-type="percentage" office:value="-4.7600000000000003E-2" table:style-name="ce5">
            <text:p>-4.76%</text:p>
          </table:table-cell>
          <table:table-cell office:value-type="percentage" office:value="2.86E-2" table:style-name="ce5">
            <text:p>2.8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AN ZHONGHU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49" table:style-name="ce4">
            <text:p>6149</text:p>
          </table:table-cell>
          <table:table-cell office:value-type="percentage" office:value="-4.7600000000000003E-2" table:style-name="ce5">
            <text:p>-4.76%</text:p>
          </table:table-cell>
          <table:table-cell office:value-type="percentage" office:value="3.2800000000000003E-2" table:style-name="ce5">
            <text:p>3.2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GAL COR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2" table:style-name="ce4">
            <text:p>22</text:p>
          </table:table-cell>
          <table:table-cell office:value-type="float" office:value="5582" table:style-name="ce4">
            <text:p>5582</text:p>
          </table:table-cell>
          <table:table-cell office:value-type="percentage" office:value="4.7600000000000003E-2" table:style-name="ce5">
            <text:p>4.76%</text:p>
          </table:table-cell>
          <table:table-cell office:value-type="percentage" office:value="-6.25E-2" table:style-name="ce5">
            <text:p>-6.2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GAL COR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2" table:style-name="ce4">
            <text:p>22</text:p>
          </table:table-cell>
          <table:table-cell office:value-type="float" office:value="5582" table:style-name="ce4">
            <text:p>558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AZACU OAN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24" table:style-name="ce4">
            <text:p>6124</text:p>
          </table:table-cell>
          <table:table-cell office:value-type="percentage" office:value="-9.0899999999999995E-2" table:style-name="ce5">
            <text:p>-9.09%</text:p>
          </table:table-cell>
          <table:table-cell office:value-type="percentage" office:value="9.7100000000000006E-2" table:style-name="ce5">
            <text:p>9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FAN ZHONGHU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0" table:style-name="ce4">
            <text:p>20</text:p>
          </table:table-cell>
          <table:table-cell office:value-type="float" office:value="6149" table:style-name="ce4">
            <text:p>6149</text:p>
          </table:table-cell>
          <table:table-cell office:value-type="percentage" office:value="-9.0899999999999995E-2" table:style-name="ce5">
            <text:p>-9.09%</text:p>
          </table:table-cell>
          <table:table-cell office:value-type="percentage" office:value="0.1016" table:style-name="ce5">
            <text:p>10.1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EI RENW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1" table:style-name="ce4">
            <text:p>21</text:p>
          </table:table-cell>
          <table:table-cell office:value-type="float" office:value="5954" table:style-name="ce4">
            <text:p>5954</text:p>
          </table:table-cell>
          <table:table-cell office:value-type="percentage" office:value="-4.5499999999999999E-2" table:style-name="ce5">
            <text:p>-4.55%</text:p>
          </table:table-cell>
          <table:table-cell office:value-type="percentage" office:value="6.6600000000000006E-2" table:style-name="ce5">
            <text:p>6.6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RAN SON TAY ROG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27" table:style-name="ce4">
            <text:p>27</text:p>
          </table:table-cell>
          <table:table-cell office:value-type="float" office:value="4386" table:style-name="ce4">
            <text:p>438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VU LOC</text:p>
          </table:table-cell>
          <table:table-cell office:value-type="string" table:style-name="ce4">
            <text:p>M</text:p>
          </table:table-cell>
          <table:table-cell office:value-type="string" table:style-name="ce4">
            <text:p>Aerospace Engineering</text:p>
          </table:table-cell>
          <table:table-cell office:value-type="float" office:value="42" table:style-name="ce4">
            <text:p>42</text:p>
          </table:table-cell>
          <table:table-cell office:value-type="float" office:value="2564" table:style-name="ce4">
            <text:p>256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URKE KAR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7" table:style-name="ce4">
            <text:p>7</text:p>
          </table:table-cell>
          <table:table-cell office:value-type="float" office:value="30407" table:style-name="ce4">
            <text:p>3040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ILLEY PATRIC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5" table:style-name="ce4">
            <text:p>25</text:p>
          </table:table-cell>
          <table:table-cell office:value-type="float" office:value="5437" table:style-name="ce4">
            <text:p>543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IDSKY LYRISS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028" table:style-name="ce4">
            <text:p>7028</text:p>
          </table:table-cell>
          <table:table-cell office:value-type="percentage" office:value="-0.04" table:style-name="ce5">
            <text:p>-4.00%</text:p>
          </table:table-cell>
          <table:table-cell office:value-type="percentage" office:value="0.29260000000000003" table:style-name="ce5">
            <text:p>29.2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IGEL MICHAE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299" table:style-name="ce4">
            <text:p>7299</text:p>
          </table:table-cell>
          <table:table-cell office:value-type="percentage" office:value="-0.04" table:style-name="ce5">
            <text:p>-4.00%</text:p>
          </table:table-cell>
          <table:table-cell office:value-type="percentage" office:value="0.34250000000000003" table:style-name="ce5">
            <text:p>34.2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0.08" table:style-name="ce5">
            <text:p>8.00%</text:p>
          </table:table-cell>
          <table:table-cell office:value-type="percentage" office:value="0.53910000000000002" table:style-name="ce5">
            <text:p>53.9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0.08" table:style-name="ce5">
            <text:p>8.00%</text:p>
          </table:table-cell>
          <table:table-cell office:value-type="percentage" office:value="0.84809999999999997" table:style-name="ce5">
            <text:p>84.8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OWD NANC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5" table:style-name="ce4">
            <text:p>35</text:p>
          </table:table-cell>
          <table:table-cell office:value-type="float" office:value="5628" table:style-name="ce4">
            <text:p>562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ARRISON JEFFR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7" table:style-name="ce4">
            <text:p>37</text:p>
          </table:table-cell>
          <table:table-cell office:value-type="float" office:value="6053" table:style-name="ce4">
            <text:p>6053</text:p>
          </table:table-cell>
          <table:table-cell office:value-type="percentage" office:value="5.7099999999999998E-2" table:style-name="ce5">
            <text:p>5.71%</text:p>
          </table:table-cell>
          <table:table-cell office:value-type="percentage" office:value="7.5499999999999998E-2" table:style-name="ce5">
            <text:p>7.5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ILLEY PATRIC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5" table:style-name="ce4">
            <text:p>25</text:p>
          </table:table-cell>
          <table:table-cell office:value-type="float" office:value="5437" table:style-name="ce4">
            <text:p>5437</text:p>
          </table:table-cell>
          <table:table-cell office:value-type="percentage" office:value="-7.4099999999999999E-2" table:style-name="ce5">
            <text:p>-7.41%</text:p>
          </table:table-cell>
          <table:table-cell office:value-type="percentage" office:value="-0.3503" table:style-name="ce5">
            <text:p>-35.0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20080000000000001" table:style-name="ce5">
            <text:p>20.0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3.6999999999999998E-2" table:style-name="ce5">
            <text:p>3.70%</text:p>
          </table:table-cell>
          <table:table-cell office:value-type="percentage" office:value="-0.38800000000000001" table:style-name="ce5">
            <text:p>-38.8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LEIN CHRISTIN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19" table:style-name="ce4">
            <text:p>19</text:p>
          </table:table-cell>
          <table:table-cell office:value-type="float" office:value="9833" table:style-name="ce4">
            <text:p>983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JERRY ROBER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19" table:style-name="ce4">
            <text:p>19</text:p>
          </table:table-cell>
          <table:table-cell office:value-type="float" office:value="13922" table:style-name="ce4">
            <text:p>13922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4158" table:style-name="ce5">
            <text:p>41.5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-3.5700000000000003E-2" table:style-name="ce5">
            <text:p>-3.57%</text:p>
          </table:table-cell>
          <table:table-cell office:value-type="percentage" office:value="0.6341" table:style-name="ce5">
            <text:p>63.4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-3.5700000000000003E-2" table:style-name="ce5">
            <text:p>-3.57%</text:p>
          </table:table-cell>
          <table:table-cell office:value-type="percentage" office:value="0.96209999999999996" table:style-name="ce5">
            <text:p>96.2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HBURN AM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048" table:style-name="ce4">
            <text:p>5048</text:p>
          </table:table-cell>
          <table:table-cell office:value-type="percentage" office:value="7.1400000000000005E-2" table:style-name="ce5">
            <text:p>7.14%</text:p>
          </table:table-cell>
          <table:table-cell office:value-type="percentage" office:value="-1.43E-2" table:style-name="ce5">
            <text:p>-1.4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SH SHAR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6930" table:style-name="ce4">
            <text:p>6930</text:p>
          </table:table-cell>
          <table:table-cell office:value-type="percentage" office:value="7.1400000000000005E-2" table:style-name="ce5">
            <text:p>7.14%</text:p>
          </table:table-cell>
          <table:table-cell office:value-type="percentage" office:value="0.3533" table:style-name="ce5">
            <text:p>35.3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RIGHT DANA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441" table:style-name="ce4">
            <text:p>5441</text:p>
          </table:table-cell>
          <table:table-cell office:value-type="percentage" office:value="7.1400000000000005E-2" table:style-name="ce5">
            <text:p>7.14%</text:p>
          </table:table-cell>
          <table:table-cell office:value-type="percentage" office:value="6.25E-2" table:style-name="ce5">
            <text:p>6.2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UNN KENNE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685" table:style-name="ce4">
            <text:p>5685</text:p>
          </table:table-cell>
          <table:table-cell office:value-type="percentage" office:value="7.1400000000000005E-2" table:style-name="ce5">
            <text:p>7.14%</text:p>
          </table:table-cell>
          <table:table-cell office:value-type="percentage" office:value="0.1101" table:style-name="ce5">
            <text:p>11.0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IDSKY LYRISS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028" table:style-name="ce4">
            <text:p>702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EIGEL MICHAE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299" table:style-name="ce4">
            <text:p>7299</text:p>
          </table:table-cell>
          <table:table-cell office:value-type="percentage" office:value="0" table:style-name="ce5">
            <text:p>0.00%</text:p>
          </table:table-cell>
          <table:table-cell office:value-type="percentage" office:value="3.8600000000000002E-2" table:style-name="ce5">
            <text:p>3.8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ILLEY PATRIC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5" table:style-name="ce4">
            <text:p>25</text:p>
          </table:table-cell>
          <table:table-cell office:value-type="float" office:value="5437" table:style-name="ce4">
            <text:p>5437</text:p>
          </table:table-cell>
          <table:table-cell office:value-type="percentage" office:value="4.1700000000000001E-2" table:style-name="ce5">
            <text:p>4.17%</text:p>
          </table:table-cell>
          <table:table-cell office:value-type="percentage" office:value="-0.22639999999999999" table:style-name="ce5">
            <text:p>-22.6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UKE CHARLEN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14" table:style-name="ce4">
            <text:p>14</text:p>
          </table:table-cell>
          <table:table-cell office:value-type="float" office:value="10860" table:style-name="ce4">
            <text:p>1086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HBURN AM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048" table:style-name="ce4">
            <text:p>504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65769999999999995" table:style-name="ce5">
            <text:p>65.7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99050000000000005" table:style-name="ce5">
            <text:p>99.0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-6.6699999999999995E-2" table:style-name="ce5">
            <text:p>-6.67%</text:p>
          </table:table-cell>
          <table:table-cell office:value-type="percentage" office:value="1.4500000000000001E-2" table:style-name="ce5">
            <text:p>1.4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SH SHAR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6930" table:style-name="ce4">
            <text:p>6930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37280000000000002" table:style-name="ce5">
            <text:p>37.2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RIGHT DANA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441" table:style-name="ce4">
            <text:p>5441</text:p>
          </table:table-cell>
          <table:table-cell office:value-type="percentage" office:value="0" table:style-name="ce5">
            <text:p>0.00%</text:p>
          </table:table-cell>
          <table:table-cell office:value-type="percentage" office:value="7.7899999999999997E-2" table:style-name="ce5">
            <text:p>7.7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UNN KENNE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685" table:style-name="ce4">
            <text:p>5685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12620000000000001" table:style-name="ce5">
            <text:p>12.6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OWE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17" table:style-name="ce4">
            <text:p>17</text:p>
          </table:table-cell>
          <table:table-cell office:value-type="float" office:value="9468" table:style-name="ce4">
            <text:p>946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SH SHAR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6930" table:style-name="ce4">
            <text:p>6930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20749999999999999" table:style-name="ce5">
            <text:p>20.7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44990000000000002" table:style-name="ce5">
            <text:p>44.9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-6.6699999999999995E-2" table:style-name="ce5">
            <text:p>-6.67%</text:p>
          </table:table-cell>
          <table:table-cell office:value-type="percentage" office:value="-0.26100000000000001" table:style-name="ce5">
            <text:p>-26.1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HBURN AM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048" table:style-name="ce4">
            <text:p>504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27160000000000001" table:style-name="ce5">
            <text:p>-27.1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RIGHT DANA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441" table:style-name="ce4">
            <text:p>5441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21490000000000001" table:style-name="ce5">
            <text:p>-21.4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UNN KENNE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685" table:style-name="ce4">
            <text:p>5685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1797" table:style-name="ce5">
            <text:p>-17.9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RIGHT DANA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441" table:style-name="ce4">
            <text:p>544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53800000000000003" table:style-name="ce5">
            <text:p>53.8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84670000000000001" table:style-name="ce5">
            <text:p>84.6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-6.6699999999999995E-2" table:style-name="ce5">
            <text:p>-6.67%</text:p>
          </table:table-cell>
          <table:table-cell office:value-type="percentage" office:value="-5.8799999999999998E-2" table:style-name="ce5">
            <text:p>-5.8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HBURN AM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048" table:style-name="ce4">
            <text:p>504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7.22E-2" table:style-name="ce5">
            <text:p>-7.2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SH SHAR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6930" table:style-name="ce4">
            <text:p>6930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2737" table:style-name="ce5">
            <text:p>27.3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UNN KENNE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685" table:style-name="ce4">
            <text:p>5685</text:p>
          </table:table-cell>
          <table:table-cell office:value-type="percentage" office:value="0" table:style-name="ce5">
            <text:p>0.00%</text:p>
          </table:table-cell>
          <table:table-cell office:value-type="percentage" office:value="4.48E-2" table:style-name="ce5">
            <text:p>4.4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AVIS JEFFR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43" table:style-name="ce4">
            <text:p>43</text:p>
          </table:table-cell>
          <table:table-cell office:value-type="float" office:value="4244" table:style-name="ce4">
            <text:p>424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GAN WINSTO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47" table:style-name="ce4">
            <text:p>47</text:p>
          </table:table-cell>
          <table:table-cell office:value-type="float" office:value="3941" table:style-name="ce4">
            <text:p>3941</text:p>
          </table:table-cell>
          <table:table-cell office:value-type="percentage" office:value="9.2999999999999999E-2" table:style-name="ce5">
            <text:p>9.30%</text:p>
          </table:table-cell>
          <table:table-cell office:value-type="percentage" office:value="-7.1400000000000005E-2" table:style-name="ce5">
            <text:p>-7.1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ARRISON JEFFR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7" table:style-name="ce4">
            <text:p>37</text:p>
          </table:table-cell>
          <table:table-cell office:value-type="float" office:value="6053" table:style-name="ce4">
            <text:p>605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OWD NANC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5" table:style-name="ce4">
            <text:p>35</text:p>
          </table:table-cell>
          <table:table-cell office:value-type="float" office:value="5628" table:style-name="ce4">
            <text:p>5628</text:p>
          </table:table-cell>
          <table:table-cell office:value-type="percentage" office:value="-5.4100000000000002E-2" table:style-name="ce5">
            <text:p>-5.41%</text:p>
          </table:table-cell>
          <table:table-cell office:value-type="percentage" office:value="-7.0199999999999999E-2" table:style-name="ce5">
            <text:p>-7.0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JERRY ROBERT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19" table:style-name="ce4">
            <text:p>19</text:p>
          </table:table-cell>
          <table:table-cell office:value-type="float" office:value="13922" table:style-name="ce4">
            <text:p>1392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LEIN CHRISTIN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19" table:style-name="ce4">
            <text:p>19</text:p>
          </table:table-cell>
          <table:table-cell office:value-type="float" office:value="9833" table:style-name="ce4">
            <text:p>9833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29370000000000002" table:style-name="ce5">
            <text:p>-29.3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ILLEY PATRIC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5" table:style-name="ce4">
            <text:p>25</text:p>
          </table:table-cell>
          <table:table-cell office:value-type="float" office:value="5437" table:style-name="ce4">
            <text:p>5437</text:p>
          </table:table-cell>
          <table:table-cell office:value-type="percentage" office:value="-7.4099999999999999E-2" table:style-name="ce5">
            <text:p>-7.41%</text:p>
          </table:table-cell>
          <table:table-cell office:value-type="percentage" office:value="-0.45889999999999997" table:style-name="ce5">
            <text:p>-45.8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16719999999999999" table:style-name="ce5">
            <text:p>-16.7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3.6999999999999998E-2" table:style-name="ce5">
            <text:p>3.70%</text:p>
          </table:table-cell>
          <table:table-cell office:value-type="percentage" office:value="-0.49030000000000001" table:style-name="ce5">
            <text:p>-49.0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GAN WINSTO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47" table:style-name="ce4">
            <text:p>47</text:p>
          </table:table-cell>
          <table:table-cell office:value-type="float" office:value="3941" table:style-name="ce4">
            <text:p>394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AVIS JEFFR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43" table:style-name="ce4">
            <text:p>43</text:p>
          </table:table-cell>
          <table:table-cell office:value-type="float" office:value="4244" table:style-name="ce4">
            <text:p>4244</text:p>
          </table:table-cell>
          <table:table-cell office:value-type="percentage" office:value="-8.5099999999999995E-2" table:style-name="ce5">
            <text:p>-8.51%</text:p>
          </table:table-cell>
          <table:table-cell office:value-type="percentage" office:value="7.6899999999999996E-2" table:style-name="ce5">
            <text:p>7.6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UNN KENNET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685" table:style-name="ce4">
            <text:p>568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RNANDEZ BERT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8368" table:style-name="ce4">
            <text:p>836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47189999999999999" table:style-name="ce5">
            <text:p>47.1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CMAHON MARTI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7" table:style-name="ce4">
            <text:p>27</text:p>
          </table:table-cell>
          <table:table-cell office:value-type="float" office:value="10048" table:style-name="ce4">
            <text:p>1004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76749999999999996" table:style-name="ce5">
            <text:p>76.7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R ELIZABE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8" table:style-name="ce4">
            <text:p>28</text:p>
          </table:table-cell>
          <table:table-cell office:value-type="float" office:value="5121" table:style-name="ce4">
            <text:p>5121</text:p>
          </table:table-cell>
          <table:table-cell office:value-type="percentage" office:value="-6.6699999999999995E-2" table:style-name="ce5">
            <text:p>-6.67%</text:p>
          </table:table-cell>
          <table:table-cell office:value-type="percentage" office:value="-9.9199999999999997E-2" table:style-name="ce5">
            <text:p>-9.9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HBURN AMY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048" table:style-name="ce4">
            <text:p>504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112" table:style-name="ce5">
            <text:p>-11.2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USH SHARO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6930" table:style-name="ce4">
            <text:p>6930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219" table:style-name="ce5">
            <text:p>21.9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WRIGHT DANAY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30" table:style-name="ce4">
            <text:p>30</text:p>
          </table:table-cell>
          <table:table-cell office:value-type="float" office:value="5441" table:style-name="ce4">
            <text:p>5441</text:p>
          </table:table-cell>
          <table:table-cell office:value-type="percentage" office:value="0" table:style-name="ce5">
            <text:p>0.00%</text:p>
          </table:table-cell>
          <table:table-cell office:value-type="percentage" office:value="-4.2900000000000001E-2" table:style-name="ce5">
            <text:p>-4.2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EIGEL MICHAE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299" table:style-name="ce4">
            <text:p>729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IDSKY LYRISS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4" table:style-name="ce4">
            <text:p>24</text:p>
          </table:table-cell>
          <table:table-cell office:value-type="float" office:value="7028" table:style-name="ce4">
            <text:p>702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3.7100000000000001E-2" table:style-name="ce5">
            <text:p>-3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ILLEY PATRIC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Law</text:p>
          </table:table-cell>
          <table:table-cell office:value-type="float" office:value="25" table:style-name="ce4">
            <text:p>25</text:p>
          </table:table-cell>
          <table:table-cell office:value-type="float" office:value="5437" table:style-name="ce4">
            <text:p>5437</text:p>
          </table:table-cell>
          <table:table-cell office:value-type="percentage" office:value="4.1700000000000001E-2" table:style-name="ce5">
            <text:p>4.17%</text:p>
          </table:table-cell>
          <table:table-cell office:value-type="percentage" office:value="-0.25509999999999999" table:style-name="ce5">
            <text:p>-25.5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ILBERT PAMEL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1" table:style-name="ce4">
            <text:p>21</text:p>
          </table:table-cell>
          <table:table-cell office:value-type="float" office:value="6393" table:style-name="ce4">
            <text:p>639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MITH STEPHANI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0" table:style-name="ce4">
            <text:p>20</text:p>
          </table:table-cell>
          <table:table-cell office:value-type="float" office:value="4868" table:style-name="ce4">
            <text:p>4868</text:p>
          </table:table-cell>
          <table:table-cell office:value-type="percentage" office:value="-4.7600000000000003E-2" table:style-name="ce5">
            <text:p>-4.76%</text:p>
          </table:table-cell>
          <table:table-cell office:value-type="percentage" office:value="-0.23849999999999999" table:style-name="ce5">
            <text:p>-23.8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EGEMAN SUSA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9" table:style-name="ce4">
            <text:p>29</text:p>
          </table:table-cell>
          <table:table-cell office:value-type="float" office:value="3422" table:style-name="ce4">
            <text:p>342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KING DEBR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9" table:style-name="ce4">
            <text:p>29</text:p>
          </table:table-cell>
          <table:table-cell office:value-type="float" office:value="3913" table:style-name="ce4">
            <text:p>3913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14349999999999999" table:style-name="ce5">
            <text:p>14.3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KING DEBR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9" table:style-name="ce4">
            <text:p>29</text:p>
          </table:table-cell>
          <table:table-cell office:value-type="float" office:value="3913" table:style-name="ce4">
            <text:p>391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HEGEMAN SUSA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9" table:style-name="ce4">
            <text:p>29</text:p>
          </table:table-cell>
          <table:table-cell office:value-type="float" office:value="3422" table:style-name="ce4">
            <text:p>3422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1255" table:style-name="ce5">
            <text:p>-12.5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AGE JUDI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6288" table:style-name="ce4">
            <text:p>628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LEAVITT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8093" table:style-name="ce4">
            <text:p>8093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28710000000000002" table:style-name="ce5">
            <text:p>28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CHUELLER MALIN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6" table:style-name="ce4">
            <text:p>46</text:p>
          </table:table-cell>
          <table:table-cell office:value-type="float" office:value="2556" table:style-name="ce4">
            <text:p>255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OBRIN SIDN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3" table:style-name="ce4">
            <text:p>43</text:p>
          </table:table-cell>
          <table:table-cell office:value-type="float" office:value="2303" table:style-name="ce4">
            <text:p>2303</text:p>
          </table:table-cell>
          <table:table-cell office:value-type="percentage" office:value="-6.5199999999999994E-2" table:style-name="ce5">
            <text:p>-6.52%</text:p>
          </table:table-cell>
          <table:table-cell office:value-type="percentage" office:value="-9.9000000000000005E-2" table:style-name="ce5">
            <text:p>-9.9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ULT DONAL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4" table:style-name="ce4">
            <text:p>44</text:p>
          </table:table-cell>
          <table:table-cell office:value-type="float" office:value="2388" table:style-name="ce4">
            <text:p>2388</text:p>
          </table:table-cell>
          <table:table-cell office:value-type="percentage" office:value="-4.3499999999999997E-2" table:style-name="ce5">
            <text:p>-4.35%</text:p>
          </table:table-cell>
          <table:table-cell office:value-type="percentage" office:value="-6.5699999999999995E-2" table:style-name="ce5">
            <text:p>-6.5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office:value-type="percentage" office:value="2.1700000000000001E-2" table:style-name="ce5">
            <text:p>2.17%</text:p>
          </table:table-cell>
          <table:table-cell office:value-type="percentage" office:value="-0.1017" table:style-name="ce5">
            <text:p>-10.1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LMER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0" table:style-name="ce4">
            <text:p>50</text:p>
          </table:table-cell>
          <table:table-cell office:value-type="float" office:value="2845" table:style-name="ce4">
            <text:p>2845</text:p>
          </table:table-cell>
          <table:table-cell office:value-type="percentage" office:value="8.6999999999999994E-2" table:style-name="ce5">
            <text:p>8.70%</text:p>
          </table:table-cell>
          <table:table-cell office:value-type="percentage" office:value="0.11310000000000001" table:style-name="ce5">
            <text:p>11.3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MITH STEPHANI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0" table:style-name="ce4">
            <text:p>20</text:p>
          </table:table-cell>
          <table:table-cell office:value-type="float" office:value="4868" table:style-name="ce4">
            <text:p>486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AGE JUDI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6288" table:style-name="ce4">
            <text:p>6288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29170000000000001" table:style-name="ce5">
            <text:p>29.1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VITT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8093" table:style-name="ce4">
            <text:p>8093</text:p>
          </table:table-cell>
          <table:table-cell office:value-type="percentage" office:value="-0.1" table:style-name="ce5">
            <text:p>-10.00%</text:p>
          </table:table-cell>
          <table:table-cell office:value-type="percentage" office:value="0.66249999999999998" table:style-name="ce5">
            <text:p>66.2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ILBERT PAMEL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21" table:style-name="ce4">
            <text:p>21</text:p>
          </table:table-cell>
          <table:table-cell office:value-type="float" office:value="6393" table:style-name="ce4">
            <text:p>6393</text:p>
          </table:table-cell>
          <table:table-cell office:value-type="percentage" office:value="0.05" table:style-name="ce5">
            <text:p>5.00%</text:p>
          </table:table-cell>
          <table:table-cell office:value-type="percentage" office:value="0.31330000000000002" table:style-name="ce5">
            <text:p>31.3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OBRIN SIDN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3" table:style-name="ce4">
            <text:p>43</text:p>
          </table:table-cell>
          <table:table-cell office:value-type="float" office:value="2303" table:style-name="ce4">
            <text:p>2303</text:p>
          </table:table-cell>
          <table:table-cell office:value-type="percentage" office:value="-8.5099999999999995E-2" table:style-name="ce5">
            <text:p>-8.51%</text:p>
          </table:table-cell>
          <table:table-cell office:value-type="percentage" office:value="3.0000000000000001E-3" table:style-name="ce5">
            <text:p>0.3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ULT DONAL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4" table:style-name="ce4">
            <text:p>44</text:p>
          </table:table-cell>
          <table:table-cell office:value-type="float" office:value="2388" table:style-name="ce4">
            <text:p>2388</text:p>
          </table:table-cell>
          <table:table-cell office:value-type="percentage" office:value="-6.3799999999999996E-2" table:style-name="ce5">
            <text:p>-6.38%</text:p>
          </table:table-cell>
          <table:table-cell office:value-type="percentage" office:value="4.0099999999999997E-2" table:style-name="ce5">
            <text:p>4.0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CHUELLER MALIN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6" table:style-name="ce4">
            <text:p>46</text:p>
          </table:table-cell>
          <table:table-cell office:value-type="float" office:value="2556" table:style-name="ce4">
            <text:p>2556</text:p>
          </table:table-cell>
          <table:table-cell office:value-type="percentage" office:value="-2.1299999999999999E-2" table:style-name="ce5">
            <text:p>-2.13%</text:p>
          </table:table-cell>
          <table:table-cell office:value-type="percentage" office:value="0.1132" table:style-name="ce5">
            <text:p>11.3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LMER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0" table:style-name="ce4">
            <text:p>50</text:p>
          </table:table-cell>
          <table:table-cell office:value-type="float" office:value="2845" table:style-name="ce4">
            <text:p>2845</text:p>
          </table:table-cell>
          <table:table-cell office:value-type="percentage" office:value="6.3799999999999996E-2" table:style-name="ce5">
            <text:p>6.38%</text:p>
          </table:table-cell>
          <table:table-cell office:value-type="percentage" office:value="0.23910000000000001" table:style-name="ce5">
            <text:p>23.9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ULT DONAL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4" table:style-name="ce4">
            <text:p>44</text:p>
          </table:table-cell>
          <table:table-cell office:value-type="float" office:value="2388" table:style-name="ce4">
            <text:p>238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DOBRIN SIDN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3" table:style-name="ce4">
            <text:p>43</text:p>
          </table:table-cell>
          <table:table-cell office:value-type="float" office:value="2303" table:style-name="ce4">
            <text:p>2303</text:p>
          </table:table-cell>
          <table:table-cell office:value-type="percentage" office:value="-2.2700000000000001E-2" table:style-name="ce5">
            <text:p>-2.27%</text:p>
          </table:table-cell>
          <table:table-cell office:value-type="percentage" office:value="-3.56E-2" table:style-name="ce5">
            <text:p>-3.5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CHUELLER MALIN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6" table:style-name="ce4">
            <text:p>46</text:p>
          </table:table-cell>
          <table:table-cell office:value-type="float" office:value="2556" table:style-name="ce4">
            <text:p>2556</text:p>
          </table:table-cell>
          <table:table-cell office:value-type="percentage" office:value="4.5499999999999999E-2" table:style-name="ce5">
            <text:p>4.55%</text:p>
          </table:table-cell>
          <table:table-cell office:value-type="percentage" office:value="7.0400000000000004E-2" table:style-name="ce5">
            <text:p>7.0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office:value-type="percentage" office:value="6.8199999999999997E-2" table:style-name="ce5">
            <text:p>6.82%</text:p>
          </table:table-cell>
          <table:table-cell office:value-type="percentage" office:value="-3.85E-2" table:style-name="ce5">
            <text:p>-3.8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ARPENTER RONAL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14" table:style-name="ce4">
            <text:p>14</text:p>
          </table:table-cell>
          <table:table-cell office:value-type="float" office:value="5978" table:style-name="ce4">
            <text:p>597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ECH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2" table:style-name="ce4">
            <text:p>52</text:p>
          </table:table-cell>
          <table:table-cell office:value-type="float" office:value="1966" table:style-name="ce4">
            <text:p>196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office:value-type="percentage" office:value="-9.6199999999999994E-2" table:style-name="ce5">
            <text:p>-9.62%</text:p>
          </table:table-cell>
          <table:table-cell office:value-type="percentage" office:value="0.16789999999999999" table:style-name="ce5">
            <text:p>16.7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LMER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0" table:style-name="ce4">
            <text:p>50</text:p>
          </table:table-cell>
          <table:table-cell office:value-type="float" office:value="2845" table:style-name="ce4">
            <text:p>2845</text:p>
          </table:table-cell>
          <table:table-cell office:value-type="percentage" office:value="-3.85E-2" table:style-name="ce5">
            <text:p>-3.85%</text:p>
          </table:table-cell>
          <table:table-cell office:value-type="percentage" office:value="0.4471" table:style-name="ce5">
            <text:p>44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DOBRIN SIDNE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3" table:style-name="ce4">
            <text:p>43</text:p>
          </table:table-cell>
          <table:table-cell office:value-type="float" office:value="2303" table:style-name="ce4">
            <text:p>230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ULT DONAL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4" table:style-name="ce4">
            <text:p>44</text:p>
          </table:table-cell>
          <table:table-cell office:value-type="float" office:value="2388" table:style-name="ce4">
            <text:p>2388</text:p>
          </table:table-cell>
          <table:table-cell office:value-type="percentage" office:value="2.3300000000000001E-2" table:style-name="ce5">
            <text:p>2.33%</text:p>
          </table:table-cell>
          <table:table-cell office:value-type="percentage" office:value="3.6900000000000002E-2" table:style-name="ce5">
            <text:p>3.6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CHUELLER MALIN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6" table:style-name="ce4">
            <text:p>46</text:p>
          </table:table-cell>
          <table:table-cell office:value-type="float" office:value="2556" table:style-name="ce4">
            <text:p>2556</text:p>
          </table:table-cell>
          <table:table-cell office:value-type="percentage" office:value="6.9800000000000001E-2" table:style-name="ce5">
            <text:p>6.98%</text:p>
          </table:table-cell>
          <table:table-cell office:value-type="percentage" office:value="0.1099" table:style-name="ce5">
            <text:p>10.9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office:value-type="percentage" office:value="9.2999999999999999E-2" table:style-name="ce5">
            <text:p>9.30%</text:p>
          </table:table-cell>
          <table:table-cell office:value-type="percentage" office:value="-3.0000000000000001E-3" table:style-name="ce5">
            <text:p>-0.3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OFMANN MICHAE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24" table:style-name="ce4">
            <text:p>24</text:p>
          </table:table-cell>
          <table:table-cell office:value-type="float" office:value="4544" table:style-name="ce4">
            <text:p>454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LEAVITT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8093" table:style-name="ce4">
            <text:p>809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PAGE JUDITH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18" table:style-name="ce4">
            <text:p>18</text:p>
          </table:table-cell>
          <table:table-cell office:value-type="float" office:value="6288" table:style-name="ce4">
            <text:p>6288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223" table:style-name="ce5">
            <text:p>-22.3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OWELL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4" table:style-name="ce4">
            <text:p>4</text:p>
          </table:table-cell>
          <table:table-cell office:value-type="float" office:value="28505" table:style-name="ce4">
            <text:p>2850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EID MAR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33" table:style-name="ce4">
            <text:p>33</text:p>
          </table:table-cell>
          <table:table-cell office:value-type="float" office:value="3346" table:style-name="ce4">
            <text:p>334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HOAF RICHAR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37" table:style-name="ce4">
            <text:p>37</text:p>
          </table:table-cell>
          <table:table-cell office:value-type="float" office:value="3296" table:style-name="ce4">
            <text:p>329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ULMER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0" table:style-name="ce4">
            <text:p>50</text:p>
          </table:table-cell>
          <table:table-cell office:value-type="float" office:value="2845" table:style-name="ce4">
            <text:p>284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CHUELLER MALIN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6" table:style-name="ce4">
            <text:p>46</text:p>
          </table:table-cell>
          <table:table-cell office:value-type="float" office:value="2556" table:style-name="ce4">
            <text:p>2556</text:p>
          </table:table-cell>
          <table:table-cell office:value-type="percentage" office:value="-0.08" table:style-name="ce5">
            <text:p>-8.00%</text:p>
          </table:table-cell>
          <table:table-cell office:value-type="percentage" office:value="-0.1016" table:style-name="ce5">
            <text:p>-10.1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IM MAUREEN</text:p>
          </table:table-cell>
          <table:table-cell office:value-type="string" table:style-name="ce4">
            <text:p>F</text:p>
          </table:table-cell>
          <table:table-cell office:value-type="string" table:style-name="ce4">
            <text:p>English</text:p>
          </table:table-cell>
          <table:table-cell office:value-type="float" office:value="47" table:style-name="ce4">
            <text:p>47</text:p>
          </table:table-cell>
          <table:table-cell office:value-type="float" office:value="2296" table:style-name="ce4">
            <text:p>2296</text:p>
          </table:table-cell>
          <table:table-cell office:value-type="percentage" office:value="-0.06" table:style-name="ce5">
            <text:p>-6.00%</text:p>
          </table:table-cell>
          <table:table-cell office:value-type="percentage" office:value="-0.193" table:style-name="ce5">
            <text:p>-19.3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ECH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English</text:p>
          </table:table-cell>
          <table:table-cell office:value-type="float" office:value="52" table:style-name="ce4">
            <text:p>52</text:p>
          </table:table-cell>
          <table:table-cell office:value-type="float" office:value="1966" table:style-name="ce4">
            <text:p>1966</text:p>
          </table:table-cell>
          <table:table-cell office:value-type="percentage" office:value="0.04" table:style-name="ce5">
            <text:p>4.00%</text:p>
          </table:table-cell>
          <table:table-cell office:value-type="percentage" office:value="-0.309" table:style-name="ce5">
            <text:p>-30.9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HEN YUNME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7" table:style-name="ce4">
            <text:p>27</text:p>
          </table:table-cell>
          <table:table-cell office:value-type="float" office:value="4438" table:style-name="ce4">
            <text:p>443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URULL ALEXANDR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354" table:style-name="ce4">
            <text:p>4354</text:p>
          </table:table-cell>
          <table:table-cell office:value-type="percentage" office:value="3.6999999999999998E-2" table:style-name="ce5">
            <text:p>3.70%</text:p>
          </table:table-cell>
          <table:table-cell office:value-type="percentage" office:value="-1.89E-2" table:style-name="ce5">
            <text:p>-1.89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AGER WILLIAM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811" table:style-name="ce4">
            <text:p>4811</text:p>
          </table:table-cell>
          <table:table-cell office:value-type="percentage" office:value="3.6999999999999998E-2" table:style-name="ce5">
            <text:p>3.70%</text:p>
          </table:table-cell>
          <table:table-cell office:value-type="percentage" office:value="8.4000000000000005E-2" table:style-name="ce5">
            <text:p>8.4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RTCHEVA MA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789" table:style-name="ce4">
            <text:p>278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BERKOVICH ALEXAND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399" table:style-name="ce4">
            <text:p>2399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13980000000000001" table:style-name="ce5">
            <text:p>-13.9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LLADI KRISHNASWAM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3547" table:style-name="ce4">
            <text:p>3547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0.27179999999999999" table:style-name="ce5">
            <text:p>27.1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MMERS STEPHE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2612" table:style-name="ce4">
            <text:p>2612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-6.3500000000000001E-2" table:style-name="ce5">
            <text:p>-6.3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ULL ALEXANDR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354" table:style-name="ce4">
            <text:p>4354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HEN YUNME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7" table:style-name="ce4">
            <text:p>27</text:p>
          </table:table-cell>
          <table:table-cell office:value-type="float" office:value="4438" table:style-name="ce4">
            <text:p>4438</text:p>
          </table:table-cell>
          <table:table-cell office:value-type="percentage" office:value="-3.5700000000000003E-2" table:style-name="ce5">
            <text:p>-3.57%</text:p>
          </table:table-cell>
          <table:table-cell office:value-type="percentage" office:value="1.9300000000000001E-2" table:style-name="ce5">
            <text:p>1.9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AGER WILLIAM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811" table:style-name="ce4">
            <text:p>4811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105" table:style-name="ce5">
            <text:p>10.5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LLADI KRISHNASWAM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3547" table:style-name="ce4">
            <text:p>354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RTCHEVA MA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789" table:style-name="ce4">
            <text:p>2789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-0.2137" table:style-name="ce5">
            <text:p>-21.3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ERKOVICH ALEXAND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399" table:style-name="ce4">
            <text:p>2399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-0.32369999999999999" table:style-name="ce5">
            <text:p>-32.3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MMERS STEPHE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2612" table:style-name="ce4">
            <text:p>2612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2636" table:style-name="ce5">
            <text:p>-26.3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ERKOVICH ALEXAND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399" table:style-name="ce4">
            <text:p>239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RTCHEVA MA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789" table:style-name="ce4">
            <text:p>2789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16259999999999999" table:style-name="ce5">
            <text:p>16.2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LLADI KRISHNASWAM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3547" table:style-name="ce4">
            <text:p>3547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0.47849999999999998" table:style-name="ce5">
            <text:p>47.8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MMERS STEPHE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2612" table:style-name="ce4">
            <text:p>2612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8.8800000000000004E-2" table:style-name="ce5">
            <text:p>8.8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LOCK LOU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46" table:style-name="ce4">
            <text:p>46</text:p>
          </table:table-cell>
          <table:table-cell office:value-type="float" office:value="1986" table:style-name="ce4">
            <text:p>198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GARVAN FRANC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42" table:style-name="ce4">
            <text:p>42</text:p>
          </table:table-cell>
          <table:table-cell office:value-type="float" office:value="2158" table:style-name="ce4">
            <text:p>2158</text:p>
          </table:table-cell>
          <table:table-cell office:value-type="percentage" office:value="-8.6999999999999994E-2" table:style-name="ce5">
            <text:p>-8.70%</text:p>
          </table:table-cell>
          <table:table-cell office:value-type="percentage" office:value="8.6599999999999996E-2" table:style-name="ce5">
            <text:p>8.6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ROOKS JAME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10" table:style-name="ce4">
            <text:p>10</text:p>
          </table:table-cell>
          <table:table-cell office:value-type="float" office:value="10482" table:style-name="ce4">
            <text:p>1048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GARVAN FRANC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42" table:style-name="ce4">
            <text:p>42</text:p>
          </table:table-cell>
          <table:table-cell office:value-type="float" office:value="2158" table:style-name="ce4">
            <text:p>215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BLOCK LOUI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46" table:style-name="ce4">
            <text:p>46</text:p>
          </table:table-cell>
          <table:table-cell office:value-type="float" office:value="1986" table:style-name="ce4">
            <text:p>1986</text:p>
          </table:table-cell>
          <table:table-cell office:value-type="percentage" office:value="9.5200000000000007E-2" table:style-name="ce5">
            <text:p>9.52%</text:p>
          </table:table-cell>
          <table:table-cell office:value-type="percentage" office:value="-7.9699999999999993E-2" table:style-name="ce5">
            <text:p>-7.97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HAGER WILLIAM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811" table:style-name="ce4">
            <text:p>481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HEN YUNME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7" table:style-name="ce4">
            <text:p>27</text:p>
          </table:table-cell>
          <table:table-cell office:value-type="float" office:value="4438" table:style-name="ce4">
            <text:p>4438</text:p>
          </table:table-cell>
          <table:table-cell office:value-type="percentage" office:value="-3.5700000000000003E-2" table:style-name="ce5">
            <text:p>-3.57%</text:p>
          </table:table-cell>
          <table:table-cell office:value-type="percentage" office:value="-7.7499999999999999E-2" table:style-name="ce5">
            <text:p>-7.7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URULL ALEXANDRE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28" table:style-name="ce4">
            <text:p>28</text:p>
          </table:table-cell>
          <table:table-cell office:value-type="float" office:value="4354" table:style-name="ce4">
            <text:p>4354</text:p>
          </table:table-cell>
          <table:table-cell office:value-type="percentage" office:value="0" table:style-name="ce5">
            <text:p>0.00%</text:p>
          </table:table-cell>
          <table:table-cell office:value-type="percentage" office:value="-9.5000000000000001E-2" table:style-name="ce5">
            <text:p>-9.5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PILYUGIN SERG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23" table:style-name="ce4">
            <text:p>23</text:p>
          </table:table-cell>
          <table:table-cell office:value-type="float" office:value="3617" table:style-name="ce4">
            <text:p>3617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AO MURAL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20" table:style-name="ce4">
            <text:p>20</text:p>
          </table:table-cell>
          <table:table-cell office:value-type="float" office:value="6052" table:style-name="ce4">
            <text:p>605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OBINSON PAU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12" table:style-name="ce4">
            <text:p>12</text:p>
          </table:table-cell>
          <table:table-cell office:value-type="float" office:value="6766" table:style-name="ce4">
            <text:p>676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MMERS STEPHE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2612" table:style-name="ce4">
            <text:p>261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RTCHEVA MAIA</text:p>
          </table:table-cell>
          <table:table-cell office:value-type="string" table:style-name="ce4">
            <text:p>F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789" table:style-name="ce4">
            <text:p>2789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6.7799999999999999E-2" table:style-name="ce5">
            <text:p>6.7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BERKOVICH ALEXAND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3" table:style-name="ce4">
            <text:p>33</text:p>
          </table:table-cell>
          <table:table-cell office:value-type="float" office:value="2399" table:style-name="ce4">
            <text:p>2399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-8.1500000000000003E-2" table:style-name="ce5">
            <text:p>-8.15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LLADI KRISHNASWAM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36" table:style-name="ce4">
            <text:p>36</text:p>
          </table:table-cell>
          <table:table-cell office:value-type="float" office:value="3547" table:style-name="ce4">
            <text:p>3547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35799999999999998" table:style-name="ce5">
            <text:p>35.8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ZAPLETAL JINDRICH</text:p>
          </table:table-cell>
          <table:table-cell office:value-type="string" table:style-name="ce4">
            <text:p>M</text:p>
          </table:table-cell>
          <table:table-cell office:value-type="string" table:style-name="ce4">
            <text:p>Mathematics</text:p>
          </table:table-cell>
          <table:table-cell office:value-type="float" office:value="17" table:style-name="ce4">
            <text:p>17</text:p>
          </table:table-cell>
          <table:table-cell office:value-type="float" office:value="4699" table:style-name="ce4">
            <text:p>469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HENG HA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Physics</text:p>
          </table:table-cell>
          <table:table-cell office:value-type="float" office:value="27" table:style-name="ce4">
            <text:p>27</text:p>
          </table:table-cell>
          <table:table-cell office:value-type="float" office:value="4259" table:style-name="ce4">
            <text:p>425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ASLOV DMITRI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8" table:style-name="ce4">
            <text:p>28</text:p>
          </table:table-cell>
          <table:table-cell office:value-type="float" office:value="4312" table:style-name="ce4">
            <text:p>4312</text:p>
          </table:table-cell>
          <table:table-cell office:value-type="percentage" office:value="3.6999999999999998E-2" table:style-name="ce5">
            <text:p>3.70%</text:p>
          </table:table-cell>
          <table:table-cell office:value-type="percentage" office:value="1.24E-2" table:style-name="ce5">
            <text:p>1.2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AVERY PAU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3809" table:style-name="ce4">
            <text:p>3809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ULLIVAN NEI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6125" table:style-name="ce4">
            <text:p>6125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60799999999999998" table:style-name="ce5">
            <text:p>60.80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ELTON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4183" table:style-name="ce4">
            <text:p>4183</text:p>
          </table:table-cell>
          <table:table-cell office:value-type="percentage" office:value="0" table:style-name="ce5">
            <text:p>0.00%</text:p>
          </table:table-cell>
          <table:table-cell office:value-type="percentage" office:value="9.8199999999999996E-2" table:style-name="ce5">
            <text:p>9.8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OBUKHOV SERG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6" table:style-name="ce4">
            <text:p>36</text:p>
          </table:table-cell>
          <table:table-cell office:value-type="float" office:value="2325" table:style-name="ce4">
            <text:p>2325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-0.3896" table:style-name="ce5">
            <text:p>-38.9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ASLOV DMITRI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8" table:style-name="ce4">
            <text:p>28</text:p>
          </table:table-cell>
          <table:table-cell office:value-type="float" office:value="4312" table:style-name="ce4">
            <text:p>4312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CHENG HAI</text:p>
          </table:table-cell>
          <table:table-cell office:value-type="string" table:style-name="ce4">
            <text:p>F</text:p>
          </table:table-cell>
          <table:table-cell office:value-type="string" table:style-name="ce4">
            <text:p>Physics</text:p>
          </table:table-cell>
          <table:table-cell office:value-type="float" office:value="27" table:style-name="ce4">
            <text:p>27</text:p>
          </table:table-cell>
          <table:table-cell office:value-type="float" office:value="4259" table:style-name="ce4">
            <text:p>4259</text:p>
          </table:table-cell>
          <table:table-cell office:value-type="percentage" office:value="-3.5700000000000003E-2" table:style-name="ce5">
            <text:p>-3.57%</text:p>
          </table:table-cell>
          <table:table-cell office:value-type="percentage" office:value="-1.23E-2" table:style-name="ce5">
            <text:p>-1.2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MEISEL MAR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44" table:style-name="ce4">
            <text:p>44</text:p>
          </table:table-cell>
          <table:table-cell office:value-type="float" office:value="2618" table:style-name="ce4">
            <text:p>261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THORN CHARLE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42" table:style-name="ce4">
            <text:p>42</text:p>
          </table:table-cell>
          <table:table-cell office:value-type="float" office:value="3048" table:style-name="ce4">
            <text:p>3048</text:p>
          </table:table-cell>
          <table:table-cell office:value-type="percentage" office:value="-4.5499999999999999E-2" table:style-name="ce5">
            <text:p>-4.55%</text:p>
          </table:table-cell>
          <table:table-cell office:value-type="percentage" office:value="0.16420000000000001" table:style-name="ce5">
            <text:p>16.4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OBUKHOV SERG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6" table:style-name="ce4">
            <text:p>36</text:p>
          </table:table-cell>
          <table:table-cell office:value-type="float" office:value="2325" table:style-name="ce4">
            <text:p>232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VERY PAU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3809" table:style-name="ce4">
            <text:p>3809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0.63829999999999998" table:style-name="ce5">
            <text:p>63.8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LLIVAN NEI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6125" table:style-name="ce4">
            <text:p>6125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1.6344000000000001" table:style-name="ce5">
            <text:p>163.4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ELTON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4183" table:style-name="ce4">
            <text:p>4183</text:p>
          </table:table-cell>
          <table:table-cell office:value-type="percentage" office:value="-8.3299999999999999E-2" table:style-name="ce5">
            <text:p>-8.33%</text:p>
          </table:table-cell>
          <table:table-cell office:value-type="percentage" office:value="0.79910000000000003" table:style-name="ce5">
            <text:p>79.9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REITZE DAVID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3" table:style-name="ce4">
            <text:p>23</text:p>
          </table:table-cell>
          <table:table-cell office:value-type="float" office:value="5526" table:style-name="ce4">
            <text:p>5526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ANTON CHRISTOPH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0" table:style-name="ce4">
            <text:p>20</text:p>
          </table:table-cell>
          <table:table-cell office:value-type="float" office:value="7171" table:style-name="ce4">
            <text:p>7171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TEWART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0" table:style-name="ce4">
            <text:p>20</text:p>
          </table:table-cell>
          <table:table-cell office:value-type="float" office:value="6923" table:style-name="ce4">
            <text:p>6923</text:p>
          </table:table-cell>
          <table:table-cell office:value-type="percentage" office:value="0" table:style-name="ce5">
            <text:p>0.00%</text:p>
          </table:table-cell>
          <table:table-cell office:value-type="percentage" office:value="-3.4599999999999999E-2" table:style-name="ce5">
            <text:p>-3.46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TEWART GREGORY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0" table:style-name="ce4">
            <text:p>20</text:p>
          </table:table-cell>
          <table:table-cell office:value-type="float" office:value="6923" table:style-name="ce4">
            <text:p>692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STANTON CHRISTOPHER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0" table:style-name="ce4">
            <text:p>20</text:p>
          </table:table-cell>
          <table:table-cell office:value-type="float" office:value="7171" table:style-name="ce4">
            <text:p>7171</text:p>
          </table:table-cell>
          <table:table-cell office:value-type="percentage" office:value="0" table:style-name="ce5">
            <text:p>0.00%</text:p>
          </table:table-cell>
          <table:table-cell office:value-type="percentage" office:value="3.5799999999999998E-2" table:style-name="ce5">
            <text:p>3.58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LLIVAN NEI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6125" table:style-name="ce4">
            <text:p>6125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VERY PAU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3809" table:style-name="ce4">
            <text:p>3809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37809999999999999" table:style-name="ce5">
            <text:p>-37.8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ELTON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4183" table:style-name="ce4">
            <text:p>4183</text:p>
          </table:table-cell>
          <table:table-cell office:value-type="percentage" office:value="0" table:style-name="ce5">
            <text:p>0.00%</text:p>
          </table:table-cell>
          <table:table-cell office:value-type="percentage" office:value="-0.31709999999999999" table:style-name="ce5">
            <text:p>-31.7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OBUKHOV SERG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6" table:style-name="ce4">
            <text:p>36</text:p>
          </table:table-cell>
          <table:table-cell office:value-type="float" office:value="2325" table:style-name="ce4">
            <text:p>2325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-0.62039999999999995" table:style-name="ce5">
            <text:p>-62.0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THORN CHARLES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42" table:style-name="ce4">
            <text:p>42</text:p>
          </table:table-cell>
          <table:table-cell office:value-type="float" office:value="3048" table:style-name="ce4">
            <text:p>3048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MEISEL MARK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44" table:style-name="ce4">
            <text:p>44</text:p>
          </table:table-cell>
          <table:table-cell office:value-type="float" office:value="2618" table:style-name="ce4">
            <text:p>2618</text:p>
          </table:table-cell>
          <table:table-cell office:value-type="percentage" office:value="4.7600000000000003E-2" table:style-name="ce5">
            <text:p>4.76%</text:p>
          </table:table-cell>
          <table:table-cell office:value-type="percentage" office:value="-0.1411" table:style-name="ce5">
            <text:p>-14.11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YELTON JOHN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4183" table:style-name="ce4">
            <text:p>4183</text:p>
          </table:table-cell>
          <table:table-cell table:style-name="ce4"/>
          <table:table-cell table:style-name="ce4"/>
          <table:table-cell table:number-columns-repeated="16377"/>
        </table:table-row>
        <table:table-row table:style-name="ro1">
          <table:table-cell office:value-type="string" table:style-name="ce4">
            <text:p>AVERY PAU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3809" table:style-name="ce4">
            <text:p>3809</text:p>
          </table:table-cell>
          <table:table-cell office:value-type="percentage" office:value="0" table:style-name="ce5">
            <text:p>0.00%</text:p>
          </table:table-cell>
          <table:table-cell office:value-type="percentage" office:value="-8.9399999999999993E-2" table:style-name="ce5">
            <text:p>-8.94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SULLIVAN NEIL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3" table:style-name="ce4">
            <text:p>33</text:p>
          </table:table-cell>
          <table:table-cell office:value-type="float" office:value="6125" table:style-name="ce4">
            <text:p>6125</text:p>
          </table:table-cell>
          <table:table-cell office:value-type="percentage" office:value="0" table:style-name="ce5">
            <text:p>0.00%</text:p>
          </table:table-cell>
          <table:table-cell office:value-type="percentage" office:value="0.46429999999999999" table:style-name="ce5">
            <text:p>46.43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OBUKHOV SERGEI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36" table:style-name="ce4">
            <text:p>36</text:p>
          </table:table-cell>
          <table:table-cell office:value-type="float" office:value="2325" table:style-name="ce4">
            <text:p>2325</text:p>
          </table:table-cell>
          <table:table-cell office:value-type="percentage" office:value="9.0899999999999995E-2" table:style-name="ce5">
            <text:p>9.09%</text:p>
          </table:table-cell>
          <table:table-cell office:value-type="percentage" office:value="-0.44419999999999998" table:style-name="ce5">
            <text:p>-44.42%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4">
            <text:p>Gender</text:p>
          </table:table-cell>
          <table:table-cell office:value-type="string" table:style-name="ce4">
            <text:p>Department</text:p>
          </table:table-cell>
          <table:table-cell office:value-type="string" table:style-name="ce4">
            <text:p>Effort</text:p>
          </table:table-cell>
          <table:table-cell office:value-type="string" table:style-name="ce4">
            <text:p>Effort/Salary</text:p>
          </table:table-cell>
          <table:table-cell office:value-type="string" table:style-name="ce4">
            <text:p>Effort Difference</text:p>
          </table:table-cell>
          <table:table-cell office:value-type="string" table:style-name="ce4">
            <text:p>Salary Differenc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ZHANG XIAOGUANG</text:p>
          </table:table-cell>
          <table:table-cell office:value-type="string" table:style-name="ce4">
            <text:p>M</text:p>
          </table:table-cell>
          <table:table-cell office:value-type="string" table:style-name="ce4">
            <text:p>Physics</text:p>
          </table:table-cell>
          <table:table-cell office:value-type="float" office:value="2" table:style-name="ce4">
            <text:p>2</text:p>
          </table:table-cell>
          <table:table-cell office:value-type="float" office:value="72500" table:style-name="ce4">
            <text:p>72500</text:p>
          </table:table-cell>
          <table:table-cell table:style-name="ce4"/>
          <table:table-cell table:style-name="ce4"/>
          <table:table-cell table:number-columns-repeated="16377"/>
        </table:table-row>
        <table:table-row table:number-rows-repeated="3178" table:style-name="ro1"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style-name="ce3"/>
          <table:table-cell table:number-columns-repeated="16377"/>
        </table:table-row>
        <table:table-row table:number-rows-repeated="10450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BE5F1"/>
    </style:style>
    <style:style style:name="_50_0_37__32_-_32_Accent2" style:display-name="20% - Accent2" style:family="table-cell" style:data-style-name="N0">
      <style:table-cell-properties fo:background-color="#F2DDDC"/>
    </style:style>
    <style:style style:name="_50_0_37__32_-_32_Accent3" style:display-name="20% - Accent3" style:family="table-cell" style:data-style-name="N0">
      <style:table-cell-properties fo:background-color="#EAF1DD"/>
    </style:style>
    <style:style style:name="_50_0_37__32_-_32_Accent4" style:display-name="20% - Accent4" style:family="table-cell" style:data-style-name="N0">
      <style:table-cell-properties fo:background-color="#E5E0EC"/>
    </style:style>
    <style:style style:name="_50_0_37__32_-_32_Accent5" style:display-name="20% - Accent5" style:family="table-cell" style:data-style-name="N0">
      <style:table-cell-properties fo:background-color="#DB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9B8"/>
    </style:style>
    <style:style style:name="_52_0_37__32_-_32_Accent3" style:display-name="40% - Accent3" style:family="table-cell" style:data-style-name="N0">
      <style:table-cell-properties fo:background-color="#D7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6DD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fo:background-color="#FAC090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style style:name="cf1" style:family="table-cell">
      <style:table-cell-properties fo:background-color="#FF99FF"/>
    </style:style>
    <style:style style:name="cf2" style:family="table-cell">
      <style:table-cell-properties fo:background-color="#33CCFF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eonassan</meta:initial-creator>
    <dc:creator>Leonassan</dc:creator>
    <meta:creation-date>2015-04-25T06:37:27Z</meta:creation-date>
    <dc:date>2015-04-25T06:46:26Z</dc:date>
  </office:meta>
</office:document-meta>
</file>